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1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0" style:family="paragraph" style:parent-style-name="Table_20_Contents">
      <style:text-properties style:font-name="Arial" fo:font-weight="bold" style:font-weight-asian="bold" style:font-weight-complex="bold"/>
    </style:style>
    <style:style style:name="P41" style:family="paragraph" style:parent-style-name="Table_20_Contents">
      <style:text-properties style:font-name="Arial" fo:font-size="10pt" style:font-size-asian="10pt" style:font-size-complex="10pt"/>
    </style:style>
    <style:style style:name="P42" style:family="paragraph" style:parent-style-name="Table_20_Contents">
      <style:text-properties style:font-name="Arial" fo:font-size="10pt" officeooo:rsid="00187288" officeooo:paragraph-rsid="00187288" style:font-size-asian="10pt" style:font-size-complex="10pt"/>
    </style:style>
    <style:style style:name="P43" style:family="paragraph" style:parent-style-name="Table_20_Contents">
      <style:text-properties style:font-name="Arial" fo:font-size="10pt" officeooo:rsid="00361978" officeooo:paragraph-rsid="00361978" style:font-size-asian="10pt" style:font-size-complex="10pt"/>
    </style:style>
    <style:style style:name="P44" style:family="paragraph" style:parent-style-name="Table_20_Contents">
      <style:text-properties style:font-name="Arial" fo:font-size="10pt" officeooo:paragraph-rsid="00361978" style:font-size-asian="10pt" style:font-size-complex="10pt"/>
    </style:style>
    <style:style style:name="P45"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46" style:family="paragraph" style:parent-style-name="Table_20_Contents">
      <style:text-properties style:font-name="Arial" officeooo:rsid="00039645" officeooo:paragraph-rsid="00039645"/>
    </style:style>
    <style:style style:name="P47" style:family="paragraph" style:parent-style-name="Table_20_Contents">
      <style:text-properties style:font-name="Arial1"/>
    </style:style>
    <style:style style:name="P48" style:family="paragraph" style:parent-style-name="Table_20_Contents">
      <style:text-properties style:font-name="Arial1" fo:font-weight="bold" style:font-weight-asian="bold" style:font-weight-complex="bold"/>
    </style:style>
    <style:style style:name="P49" style:family="paragraph" style:parent-style-name="Table_20_Contents">
      <style:text-properties style:font-name="Arial1" fo:font-style="italic" style:font-style-asian="italic" style:font-style-complex="italic"/>
    </style:style>
    <style:style style:name="P50" style:family="paragraph" style:parent-style-name="Table_20_Contents">
      <style:text-properties style:font-name="Arial1" fo:font-style="italic" fo:font-weight="normal" style:font-style-asian="italic" style:font-weight-asian="normal" style:font-style-complex="italic" style:font-weight-complex="normal"/>
    </style:style>
    <style:style style:name="P51" style:family="paragraph" style:parent-style-name="Table_20_Contents">
      <style:text-properties style:font-name="Arial1" fo:font-weight="normal" style:font-weight-asian="normal" style:font-weight-complex="normal"/>
    </style:style>
    <style:style style:name="P52"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start" style:justify-single-word="false"/>
      <style:text-properties fo:font-weight="bold" style:font-weight-asian="bold" style:font-weight-complex="bold"/>
    </style:style>
    <style:style style:name="P55" style:family="paragraph" style:parent-style-name="Table_20_Contents">
      <style:paragraph-properties fo:text-align="start" style:justify-single-word="false"/>
      <style:text-properties fo:font-weight="normal" style:font-weight-asian="normal" style:font-weight-complex="normal"/>
    </style:style>
    <style:style style:name="P56" style:family="paragraph" style:parent-style-name="Table_20_Contents">
      <style:text-properties officeooo:rsid="0006f066" officeooo:paragraph-rsid="0006f066"/>
    </style:style>
    <style:style style:name="P57" style:family="paragraph" style:parent-style-name="Text_20_body">
      <style:text-properties style:font-name="Arial"/>
    </style:style>
    <style:style style:name="P58" style:family="paragraph" style:parent-style-name="Text_20_body">
      <style:text-properties style:font-name="Arial" officeooo:rsid="00039645" officeooo:paragraph-rsid="00039645"/>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font-weight="normal" officeooo:rsid="0006f066" officeooo:paragraph-rsid="0006f066" style:font-weight-asian="normal" style:font-weight-complex="normal"/>
    </style:style>
    <style:style style:name="P61" style:family="paragraph" style:parent-style-name="Text_20_body">
      <style:text-properties style:font-name="Arial1"/>
    </style:style>
    <style:style style:name="P62" style:family="paragraph" style:parent-style-name="Text_20_body">
      <style:text-properties style:font-name="Arial1" officeooo:paragraph-rsid="001ec80d"/>
    </style:style>
    <style:style style:name="P63" style:family="paragraph" style:parent-style-name="Text_20_body">
      <style:text-properties fo:font-style="italic" style:font-style-asian="italic" style:font-style-complex="italic"/>
    </style:style>
    <style:style style:name="P64" style:family="paragraph" style:parent-style-name="Text_20_body">
      <style:text-properties officeooo:rsid="001b2976" officeooo:paragraph-rsid="001b2976"/>
    </style:style>
    <style:style style:name="P65" style:family="paragraph" style:parent-style-name="Text_20_body">
      <style:text-properties officeooo:rsid="001bf16d" officeooo:paragraph-rsid="001bf16d"/>
    </style:style>
    <style:style style:name="P66" style:family="paragraph" style:parent-style-name="Text_20_body">
      <style:text-properties officeooo:rsid="0026d661" officeooo:paragraph-rsid="0026d661"/>
    </style:style>
    <style:style style:name="P67" style:family="paragraph" style:parent-style-name="Table_20_Heading">
      <style:text-properties style:font-name="Arial"/>
    </style:style>
    <style:style style:name="P68" style:family="paragraph" style:parent-style-name="Table_20_Heading">
      <style:paragraph-properties fo:text-align="start" style:justify-single-word="false"/>
      <style:text-properties style:font-name="Arial" fo:font-size="12pt" style:font-size-asian="12pt" style:font-size-complex="12pt"/>
    </style:style>
    <style:style style:name="P69" style:family="paragraph" style:parent-style-name="Table_20_Heading">
      <style:paragraph-properties fo:text-align="start" style:justify-single-word="false"/>
      <style:text-properties style:font-name="Arial"/>
    </style:style>
    <style:style style:name="P70" style:family="paragraph" style:parent-style-name="Table_20_Heading">
      <style:text-properties style:font-name="Arial1"/>
    </style:style>
    <style:style style:name="P71"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2"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73" style:family="paragraph" style:parent-style-name="Text_20_body" style:list-style-name="L1"/>
    <style:style style:name="P74" style:family="paragraph" style:parent-style-name="Text_20_body" style:list-style-name="L1">
      <style:text-properties style:font-name="Arial"/>
    </style:style>
    <style:style style:name="P75" style:family="paragraph" style:parent-style-name="Text_20_body" style:list-style-name="L2">
      <style:text-properties style:font-name="Arial"/>
    </style:style>
    <style:style style:name="P76" style:family="paragraph" style:parent-style-name="Text_20_body" style:list-style-name="L2">
      <style:text-properties style:font-name="Arial" officeooo:rsid="00039645" officeooo:paragraph-rsid="00039645"/>
    </style:style>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4">
      <style:text-properties fo:font-weight="normal" style:font-weight-asian="normal" style:font-weight-complex="normal"/>
    </style:style>
    <style:style style:name="P81" style:family="paragraph" style:parent-style-name="Text_20_body" style:list-style-name="L5">
      <style:text-properties fo:font-weight="normal" officeooo:paragraph-rsid="003153d0" style:font-weight-asian="normal" style:font-weight-complex="normal"/>
    </style:style>
    <style:style style:name="P82" style:family="paragraph" style:parent-style-name="Text_20_body" style:list-style-name="L6">
      <style:text-properties fo:font-weight="normal" style:font-weight-asian="normal" style:font-weight-complex="normal"/>
    </style:style>
    <style:style style:name="P83" style:family="paragraph" style:parent-style-name="Text_20_body" style:list-style-name="L5"/>
    <style:style style:name="P84" style:family="paragraph" style:parent-style-name="Text_20_body" style:list-style-name="L9"/>
    <style:style style:name="P8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7" style:family="paragraph" style:parent-style-name="Heading_20_1">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Heading_20_2">
      <style:text-properties fo:font-weight="bold" style:font-weight-asian="bold" style:font-weight-complex="bold"/>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Heading_20_3">
      <style:text-properties fo:font-weight="bold" style:font-weight-asian="bold" style:font-weight-complex="bold"/>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T34" style:family="text">
      <style:text-properties officeooo:rsid="003793c3"/>
    </style:style>
    <style:style style:name="T35" style:family="text">
      <style:text-properties officeooo:rsid="003ddae1"/>
    </style:style>
    <style:style style:name="T36" style:family="text">
      <style:text-properties officeooo:rsid="00484497"/>
    </style:style>
    <style:style style:name="T37" style:family="text">
      <style:text-properties officeooo:rsid="004a6cc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3">1</text:span>.<text:span text:style-name="T23">0</text:span>.<text:span text:style-name="T26">0</text:span>.<text:span text:style-name="T26">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Introduction<text:tab/>3</text:p>
          <text:p text:style-name="P88">Warning<text:tab/>3</text:p>
          <text:p text:style-name="P88">User Interface<text:tab/>3</text:p>
          <text:p text:style-name="P90">Main Window<text:tab/>3</text:p>
          <text:p text:style-name="P90">Project window<text:tab/>4</text:p>
          <text:p text:style-name="P92">Renaming a Layout<text:tab/>4</text:p>
          <text:p text:style-name="P92">Re-Order Layouts<text:tab/>5</text:p>
          <text:p text:style-name="P92">Context Menu Items (Layouts Node)<text:tab/>5</text:p>
          <text:p text:style-name="P92">Context Menu Items (Layout Node)<text:tab/>5</text:p>
          <text:p text:style-name="P92">Context Menu Items (Reference Node)<text:tab/>6</text:p>
          <text:p text:style-name="P90">Layout Control window<text:tab/>6</text:p>
          <text:p text:style-name="P92">Card Count Group<text:tab/>6</text:p>
          <text:p text:style-name="P92">Card Layout<text:tab/>6</text:p>
          <text:p text:style-name="P92">Context Menu Items<text:tab/>8</text:p>
          <text:p text:style-name="P92">Multi-Select<text:tab/>8</text:p>
          <text:p text:style-name="P90">Element Control window<text:tab/>8</text:p>
          <text:p text:style-name="P92">Element<text:tab/>8</text:p>
          <text:p text:style-name="P92">Font (Text Elements)<text:tab/>9</text:p>
          <text:p text:style-name="P92">Graphic (Graphic Elements)<text:tab/>9</text:p>
          <text:p text:style-name="P92">Shape (Shape Elements)<text:tab/>10</text:p>
          <text:p text:style-name="P92">Border<text:tab/>10</text:p>
          <text:p text:style-name="P92">Outline<text:tab/>10</text:p>
          <text:p text:style-name="P90">Canvas window<text:tab/>10</text:p>
          <text:p text:style-name="P92">Canvas Alignment<text:tab/>11</text:p>
          <text:p text:style-name="P92">Dividers<text:tab/>12</text:p>
          <text:p text:style-name="P90">Logger window<text:tab/>12</text:p>
          <text:p text:style-name="P90">Defines window<text:tab/>12</text:p>
          <text:p text:style-name="P88">CSV Reference Files<text:tab/>12</text:p>
          <text:p text:style-name="P90">Creation<text:tab/>12</text:p>
          <text:p text:style-name="P90">Special Functions<text:tab/>12</text:p>
          <text:p text:style-name="P90">Color String Format<text:tab/>13</text:p>
          <text:p text:style-name="P92">RGB Color Format<text:tab/>13</text:p>
          <text:p text:style-name="P92">Color Name Format<text:tab/>13</text:p>
          <text:p text:style-name="P90">Font String Format<text:tab/>13</text:p>
          <text:p text:style-name="P90">Element Overrides<text:tab/>14</text:p>
          <text:p text:style-name="P92">Data Based Overrides<text:tab/>14</text:p>
          <text:p text:style-name="P92">Definition (Variable) Based Overrides (Incept Translator only at this time)<text:tab/>14</text:p>
          <text:p text:style-name="P92">Override Fields<text:tab/>14</text:p>
          <text:p text:style-name="P90">Define File<text:tab/>16</text:p>
          <text:p text:style-name="P90">Google References / Defines<text:tab/>16</text:p>
          <text:p text:style-name="P92">Google Authentication Setup<text:tab/>17</text:p>
          <text:p text:style-name="P88"><text:soft-page-break/>Translator<text:tab/>17</text:p>
          <text:p text:style-name="P90">Incept (Default)<text:tab/>17</text:p>
          <text:p text:style-name="P90">JavaScript<text:tab/>17</text:p>
          <text:p text:style-name="P88">Definition / Scripting Reference (Incept Translator)<text:tab/>17</text:p>
          <text:p text:style-name="P90">All Elements<text:tab/>18</text:p>
          <text:p text:style-name="P90">Graphic Elements<text:tab/>21</text:p>
          <text:p text:style-name="P90">Text Elements<text:tab/>21</text:p>
          <text:p text:style-name="P90">Formatted Text Elements<text:tab/>21</text:p>
          <text:p text:style-name="P90">Shape Elements<text:tab/>24</text:p>
          <text:p text:style-name="P92">Additional Parameters by Shape Table<text:tab/>24</text:p>
          <text:p text:style-name="P92">Grid Note<text:tab/>25</text:p>
          <text:p text:style-name="P90">Order of Translation<text:tab/>25</text:p>
          <text:p text:style-name="P88">Settings<text:tab/>25</text:p>
          <text:p text:style-name="P90">General<text:tab/>25</text:p>
          <text:p text:style-name="P90">PDF Export Settings<text:tab/>26</text:p>
          <text:p text:style-name="P92">Exporting Layouts<text:tab/>26</text:p>
          <text:p text:style-name="P92">Layout Notes<text:tab/>26</text:p>
          <text:p text:style-name="P90">Where is the print option?<text:tab/>26</text:p>
          <text:p text:style-name="P88">Layout Templates<text:tab/>26</text:p>
        </text:index-body>
      </text:table-of-content>
      <text:p text:style-name="P3"/>
      <text:h text:style-name="P8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5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40">File Menu Item</text:p>
          </table:table-cell>
          <table:table-cell table:style-name="Table6.B1" office:value-type="string">
            <text:p text:style-name="P40">Function</text:p>
          </table:table-cell>
        </table:table-row>
        <table:table-row>
          <table:table-cell table:style-name="Table6.A2" office:value-type="string">
            <text:p text:style-name="P41">New Project</text:p>
          </table:table-cell>
          <table:table-cell table:style-name="Table6.B2" office:value-type="string">
            <text:p text:style-name="P41">Creates a new default project. </text:p>
          </table:table-cell>
        </table:table-row>
        <table:table-row>
          <table:table-cell table:style-name="Table6.A2" office:value-type="string">
            <text:p text:style-name="P41">Open Project...</text:p>
          </table:table-cell>
          <table:table-cell table:style-name="Table6.B2" office:value-type="string">
            <text:p text:style-name="P41">Opens a project file.</text:p>
          </table:table-cell>
        </table:table-row>
        <table:table-row>
          <table:table-cell table:style-name="Table6.A2" office:value-type="string">
            <text:p text:style-name="P41">Save Project...</text:p>
          </table:table-cell>
          <table:table-cell table:style-name="Table6.B2" office:value-type="string">
            <text:p text:style-name="P41">Saves the current project to the loaded file (or prompts the user if the file does not yet exist).</text:p>
          </table:table-cell>
        </table:table-row>
        <table:table-row>
          <table:table-cell table:style-name="Table6.A2" office:value-type="string">
            <text:p text:style-name="P41">Save Project As...</text:p>
          </table:table-cell>
          <table:table-cell table:style-name="Table6.B2" office:value-type="string">
            <text:p text:style-name="P41">Allows the user to save the project as a different file name.</text:p>
          </table:table-cell>
        </table:table-row>
        <table:table-row>
          <table:table-cell table:style-name="Table6.A2" office:value-type="string">
            <text:p text:style-name="P41">Export Project to Images...</text:p>
          </table:table-cell>
          <table:table-cell table:style-name="Table6.B2" office:value-type="string">
            <text:p text:style-name="P41">Displays the Image Export dialog for the project.</text:p>
          </table:table-cell>
        </table:table-row>
        <table:table-row>
          <table:table-cell table:style-name="Table6.A2" office:value-type="string">
            <text:p text:style-name="P41">Export Project to PDF...</text:p>
          </table:table-cell>
          <table:table-cell table:style-name="Table6.B2" office:value-type="string">
            <text:p text:style-name="P41">Displays the PDF Export dialog for the project.</text:p>
          </table:table-cell>
        </table:table-row>
        <table:table-row>
          <table:table-cell table:style-name="Table6.A2" office:value-type="string">
            <text:p text:style-name="P41">Close</text:p>
          </table:table-cell>
          <table:table-cell table:style-name="Table6.B2" office:value-type="string">
            <text:p text:style-name="P41">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40">Edit Menu Item</text:p>
          </table:table-cell>
          <table:table-cell table:style-name="Table27.B1" office:value-type="string">
            <text:p text:style-name="P40">Function</text:p>
          </table:table-cell>
        </table:table-row>
        <table:table-row>
          <table:table-cell table:style-name="Table27.A2" office:value-type="string">
            <text:p text:style-name="P41">Undo</text:p>
          </table:table-cell>
          <table:table-cell table:style-name="Table27.B2" office:value-type="string">
            <text:p text:style-name="P41">Undoes the last element or layout change. </text:p>
          </table:table-cell>
        </table:table-row>
        <table:table-row>
          <table:table-cell table:style-name="Table27.A2" office:value-type="string">
            <text:p text:style-name="P41">Redo</text:p>
          </table:table-cell>
          <table:table-cell table:style-name="Table27.B2" office:value-type="string">
            <text:p text:style-name="P41">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40">View Menu Item</text:p>
          </table:table-cell>
          <table:table-cell table:style-name="Table7.B1" office:value-type="string">
            <text:p text:style-name="P40">Function</text:p>
          </table:table-cell>
        </table:table-row>
        <table:table-row>
          <table:table-cell table:style-name="Table7.A2" office:value-type="string">
            <text:p text:style-name="P41">Draw Element Borders</text:p>
          </table:table-cell>
          <table:table-cell table:style-name="Table7.B2" office:value-type="string">
            <text:p text:style-name="P41">Toggles the red outline drawn around each element in the Canvas window.</text:p>
          </table:table-cell>
        </table:table-row>
        <table:table-row>
          <table:table-cell table:style-name="Table7.A2" office:value-type="string">
            <text:p text:style-name="P41">Draw Selected Element Guides</text:p>
          </table:table-cell>
          <table:table-cell table:style-name="Table7.B2" office:value-type="string">
            <text:p text:style-name="P41">Toggles the visibility of the guide lines indicating the location of the Element as related to others.</text:p>
          </table:table-cell>
        </table:table-row>
        <table:table-row>
          <table:table-cell table:style-name="Table7.A2" office:value-type="string">
            <text:p text:style-name="P41">Draw Formatted Text Word Borders</text:p>
          </table:table-cell>
          <table:table-cell table:style-name="Table7.B2" office:value-type="string">
            <text:p text:style-name="P41">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40">Project Menu Item</text:p>
            </table:table-cell>
            <table:table-cell table:style-name="Table22.B1" office:value-type="string">
              <text:p text:style-name="P40">Function</text:p>
            </table:table-cell>
          </table:table-row>
        </table:table-header-rows>
        <table:table-row table:style-name="Table22.1">
          <table:table-cell table:style-name="Table22.A2" office:value-type="string">
            <text:p text:style-name="P41">Clear Image Cache</text:p>
          </table:table-cell>
          <table:table-cell table:style-name="Table22.B2" office:value-type="string">
            <text:p text:style-name="P41">Clears any cached images from memory forcing them to reload from disc. (allowing changes made by external programs)</text:p>
          </table:table-cell>
        </table:table-row>
        <table:table-row table:style-name="Table22.1">
          <table:table-cell table:style-name="Table22.A2" office:value-type="string">
            <text:p text:style-name="P41">Update Known Issues</text:p>
          </table:table-cell>
          <table:table-cell table:style-name="Table22.B2" office:value-type="string">
            <text:p text:style-name="P41">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41">Import Layouts...</text:p>
          </table:table-cell>
          <table:table-cell table:style-name="Table22.B2" office:value-type="string">
            <text:p text:style-name="P41">Allows the import of layouts from other CardMaker project files.</text:p>
          </table:table-cell>
        </table:table-row>
        <table:table-row table:style-name="Table22.1">
          <table:table-cell table:style-name="Table22.A2" office:value-type="string">
            <text:p text:style-name="P41">Clear All Google Cache Entries</text:p>
          </table:table-cell>
          <table:table-cell table:style-name="Table22.B2" office:value-type="string">
            <text:p text:style-name="P41">This clears the entire Google Cache</text:p>
          </table:table-cell>
        </table:table-row>
        <table:table-row table:style-name="Table22.1">
          <table:table-cell table:style-name="Table22.A2" office:value-type="string">
            <text:p text:style-name="P43">Project Settings...</text:p>
          </table:table-cell>
          <table:table-cell table:style-name="Table22.B2" office:value-type="string">
            <text:p text:style-name="P44">Allows you to configure project level settings. You can set the project-wide translator type and the default define reference type. </text:p>
            <text:p text:style-name="P44"/>
            <text:p text:style-name="P44">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40">Layout Menu Item</text:p>
          </table:table-cell>
          <table:table-cell table:style-name="Table30.B1" office:value-type="string">
            <text:p text:style-name="P40">Function</text:p>
          </table:table-cell>
        </table:table-row>
        <table:table-row>
          <table:table-cell table:style-name="Table30.A2" office:value-type="string">
            <text:p text:style-name="P41">Reload References</text:p>
          </table:table-cell>
          <table:table-cell table:style-name="Table30.B2" office:value-type="string">
            <text:p text:style-name="P41">Reloads the references for the currently selected Layout. If Google </text:p>
            <text:p text:style-name="P41">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40">Tools Menu Item</text:p>
          </table:table-cell>
          <table:table-cell table:style-name="Table23.B1" office:value-type="string">
            <text:p text:style-name="P40">Function</text:p>
          </table:table-cell>
        </table:table-row>
        <table:table-row>
          <table:table-cell table:style-name="Table23.A2" office:value-type="string">
            <text:p text:style-name="P41">Project Manager</text:p>
          </table:table-cell>
          <table:table-cell table:style-name="Table23.B2" office:value-type="string">
            <text:p text:style-name="P41">Viewer for all projects within a given directory structure.</text:p>
          </table:table-cell>
        </table:table-row>
        <table:table-row>
          <table:table-cell table:style-name="Table23.A2" office:value-type="string">
            <text:p text:style-name="P41">Color Picker</text:p>
          </table:table-cell>
          <table:table-cell table:style-name="Table23.B2" office:value-type="string">
            <text:p text:style-name="P41">The color selection dialog (useful if you need the color value)</text:p>
          </table:table-cell>
        </table:table-row>
        <table:table-row>
          <table:table-cell table:style-name="Table23.A2" office:value-type="string">
            <text:p text:style-name="P41">Remove Layout Templates</text:p>
          </table:table-cell>
          <table:table-cell table:style-name="Table23.B2" office:value-type="string">
            <text:p text:style-name="P41">Dialog for removing layout templates.</text:p>
          </table:table-cell>
        </table:table-row>
        <table:table-row>
          <table:table-cell table:style-name="Table23.A2" office:value-type="string">
            <text:p text:style-name="P41">Illegal File Name Character Replacement...</text:p>
          </table:table-cell>
          <table:table-cell table:style-name="Table23.B2" office:value-type="string">
            <text:p text:style-name="P41">Configures the characters to replace those that are invalid on export of the project. (empty by default)</text:p>
          </table:table-cell>
        </table:table-row>
        <table:table-row>
          <table:table-cell table:style-name="Table23.A2" office:value-type="string">
            <text:p text:style-name="P41">Update Google Credentials...</text:p>
          </table:table-cell>
          <table:table-cell table:style-name="Table23.B2" office:value-type="string">
            <text:p text:style-name="P41">Allows you to update the AccessToken used when connecting to a Google Spreadsheet reference.</text:p>
          </table:table-cell>
        </table:table-row>
        <table:table-row>
          <table:table-cell table:style-name="Table23.A2" office:value-type="string">
            <text:p text:style-name="P41">Settings...</text:p>
          </table:table-cell>
          <table:table-cell table:style-name="Table23.B2" office:value-type="string">
            <text:p text:style-name="P41">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40">Windows Menu Item</text:p>
          </table:table-cell>
          <table:table-cell table:style-name="Table28.B1" office:value-type="string">
            <text:p text:style-name="P40">Function</text:p>
          </table:table-cell>
        </table:table-row>
        <table:table-row>
          <table:table-cell table:style-name="Table28.A2" office:value-type="string">
            <text:p text:style-name="P41">(Window Name)</text:p>
          </table:table-cell>
          <table:table-cell table:style-name="Table28.B2" office:value-type="string">
            <text:p text:style-name="P41">Opens the given window</text:p>
          </table:table-cell>
        </table:table-row>
      </table:table>
      <text:h text:style-name="Heading_20_2" text:outline-level="2">Project window</text:h>
      <text:p text:style-name="P57">The Project window contains a tree view indicating the card layouts and their associated reference files. </text:p>
      <text:h text:style-name="Heading_20_3" text:outline-level="3">Renaming a Layout</text:h>
      <text:p text:style-name="P57">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0">Menu Item</text:p>
            </table:table-cell>
            <table:table-cell table:style-name="Table24.A1" office:value-type="string">
              <text:p text:style-name="P40">Node Type</text:p>
            </table:table-cell>
            <table:table-cell table:style-name="Table24.C1" office:value-type="string">
              <text:p text:style-name="P40">Function</text:p>
            </table:table-cell>
          </table:table-row>
        </table:table-header-rows>
        <table:table-row table:style-name="Table24.1">
          <table:table-cell table:style-name="Table24.A2" office:value-type="string">
            <text:p text:style-name="P41">Add Card Layout...</text:p>
          </table:table-cell>
          <table:table-cell table:style-name="Table24.A2" office:value-type="string">
            <text:p text:style-name="P41">Layouts</text:p>
          </table:table-cell>
          <table:table-cell table:style-name="Table24.C2" office:value-type="string">
            <text:p text:style-name="P41">Adds a new layout based the parameters supplied in the dialog.</text:p>
          </table:table-cell>
        </table:table-row>
        <table:table-row table:style-name="Table24.1">
          <table:table-cell table:style-name="Table24.A2" office:value-type="string">
            <text:p text:style-name="P41">Add Card Layout From Template...</text:p>
          </table:table-cell>
          <table:table-cell table:style-name="Table24.A2" office:value-type="string">
            <text:p text:style-name="P41">Layouts</text:p>
          </table:table-cell>
          <table:table-cell table:style-name="Table24.C2" office:value-type="string">
            <text:p text:style-name="P41">Adds the selected Layout template from the dialog with the name specified.</text:p>
          </table:table-cell>
        </table:table-row>
        <table:table-row table:style-name="Table24.1">
          <table:table-cell table:style-name="Table24.A2" office:value-type="string">
            <text:p text:style-name="P41">Set Name Format...</text:p>
          </table:table-cell>
          <table:table-cell table:style-name="Table24.A2" office:value-type="string">
            <text:p text:style-name="P41">Layout(s)</text:p>
          </table:table-cell>
          <table:table-cell table:style-name="Table24.C2" office:value-type="string">
            <text:p text:style-name="P41">Adjusts the naming scheme associated with the project when exporting images. </text:p>
            <text:p text:style-name="P41"/>
            <text:p text:style-name="P41">Special codes in the name format:</text:p>
            <text:p text:style-name="P41">@[column_name] – A value from the reference / define</text:p>
            <text:p text:style-name="P41">## – card number <text:span text:style-name="T24">(1 based)</text:span></text:p>
            <text:p text:style-name="P42">#SC – Sub card number (1 based)</text:p>
            <text:p text:style-name="P41">#L – layout name</text:p>
          </table:table-cell>
        </table:table-row>
        <table:table-row table:style-name="Table24.1">
          <table:table-cell table:style-name="Table24.A2" office:value-type="string">
            <text:p text:style-name="P41">Project Settings...</text:p>
          </table:table-cell>
          <table:table-cell table:style-name="Table24.A2" office:value-type="string">
            <text:p text:style-name="P41">Layouts</text:p>
          </table:table-cell>
          <table:table-cell table:style-name="Table24.C2" office:value-type="string">
            <text:p text:style-name="P43">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40">Menu Item</text:p>
          </table:table-cell>
          <table:table-cell table:style-name="Table25.B1" office:value-type="string">
            <text:p text:style-name="P40">Function</text:p>
          </table:table-cell>
        </table:table-row>
        <table:table-row>
          <table:table-cell table:style-name="Table25.A2" office:value-type="string">
            <text:p text:style-name="P41">Duplicate Layout</text:p>
          </table:table-cell>
          <table:table-cell table:style-name="Table25.B2" office:value-type="string">
            <text:p text:style-name="P41">Duplicates the selected layout</text:p>
          </table:table-cell>
        </table:table-row>
        <table:table-row>
          <table:table-cell table:style-name="Table25.A2" office:value-type="string">
            <text:p text:style-name="P41">Define as Template Layout...</text:p>
          </table:table-cell>
          <table:table-cell table:style-name="Table25.B2" office:value-type="string">
            <text:p text:style-name="P41">Adds the selected layout to the list of layout templates. All aspects of the layout (including elements) are persisted except the name.</text:p>
          </table:table-cell>
        </table:table-row>
        <table:table-row>
          <table:table-cell table:style-name="Table25.A2" office:value-type="string">
            <text:p text:style-name="P41">Remove Card Layout</text:p>
          </table:table-cell>
          <table:table-cell table:style-name="Table25.B2" office:value-type="string">
            <text:p text:style-name="P41">Removes the selected layout</text:p>
          </table:table-cell>
        </table:table-row>
        <table:table-row>
          <table:table-cell table:style-name="Table25.A2" office:value-type="string">
            <text:p text:style-name="P41">Export Card Layout as Images...</text:p>
          </table:table-cell>
          <table:table-cell table:style-name="Table25.B2" office:value-type="string">
            <text:p text:style-name="P41">Displays the Image Export dialog for the selected layout. There are a few special settings:</text:p>
            <text:p text:style-name="P41"/>
            <text:p text:style-name="P41">Stitch Skip Index: A value to indicate any gaps to intentionally leave in the stitched export.</text:p>
            <text:p text:style-name="P41"/>
            <text:p text:style-name="P41">File Name Format (see Configure Layout Export for details)</text:p>
          </table:table-cell>
        </table:table-row>
        <table:table-row>
          <table:table-cell table:style-name="Table25.A2" office:value-type="string">
            <text:p text:style-name="P41">Export Card Layout as PDF...</text:p>
          </table:table-cell>
          <table:table-cell table:style-name="Table25.B2" office:value-type="string">
            <text:p text:style-name="P41">Displays the PDF Export dialog for the selected layout</text:p>
          </table:table-cell>
        </table:table-row>
        <table:table-row>
          <table:table-cell table:style-name="Table25.A2" office:value-type="string">
            <text:p text:style-name="P41">Add Reference...</text:p>
          </table:table-cell>
          <table:table-cell table:style-name="Table25.B2" office:value-type="string">
            <text:p text:style-name="P41">Adds a reference file (CSV) to be associated with the selected layout</text:p>
          </table:table-cell>
        </table:table-row>
        <table:table-row>
          <table:table-cell table:style-name="Table25.A2" office:value-type="string">
            <text:p text:style-name="P41">Add Google Spreadsheet Reference...</text:p>
          </table:table-cell>
          <table:table-cell table:style-name="Table25.B2" office:value-type="string">
            <text:p text:style-name="P41">Adds a reference to a Google Spreadsheet. Each time you open the project the AuthToken will be requested.</text:p>
          </table:table-cell>
        </table:table-row>
        <table:table-row>
          <table:table-cell table:style-name="Table25.A2" office:value-type="string">
            <text:p text:style-name="P41">Configure Layout <text:span text:style-name="T35">Settings</text:span>...</text:p>
          </table:table-cell>
          <table:table-cell table:style-name="Table25.B2" office:value-type="string">
            <text:p text:style-name="P41">Configures numerous settings for the <text:span text:style-name="T35">Layout</text:span>:</text:p>
            <text:p text:style-name="P41"/>
            <text:p text:style-name="P45">Export</text:p>
            <text:p text:style-name="P41">Naming scheme associated with the project or layout:</text:p>
            <text:p text:style-name="P41"/>
            <text:p text:style-name="P41">Special codes in the name format:</text:p>
            <text:p text:style-name="P41">@[column_name] – A value from the reference</text:p>
            <text:p text:style-name="P41">## – card number</text:p>
            <text:p text:style-name="P41">#L – layout name</text:p>
            <text:p text:style-name="P41"><text:soft-page-break/></text:p>
            <text:p text:style-name="P41">Export rotation if your images need to be rotated 90/-90 degrees. This applies to pdf, and image export.</text:p>
            <text:p text:style-name="P41"/>
            <text:p text:style-name="P41">Stitched columns/rows configures the width and height based on the buffer and layout size. </text:p>
            <text:p text:style-name="P41"/>
            <text:p text:style-name="P41">Export width and height for export to stitch multiple images together into one.</text:p>
            <text:p text:style-name="P41"/>
            <text:p text:style-name="P41">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40">Menu Item</text:p>
            </table:table-cell>
            <table:table-cell table:style-name="Table5.B1" office:value-type="string">
              <text:p text:style-name="P40">Function</text:p>
            </table:table-cell>
          </table:table-row>
        </table:table-header-rows>
        <table:table-row table:style-name="Table5.1">
          <table:table-cell table:style-name="Table5.A2" office:value-type="string">
            <text:p text:style-name="P41">Set as Default Reference</text:p>
          </table:table-cell>
          <table:table-cell table:style-name="Table5.B2" office:value-type="string">
            <text:p text:style-name="P41">Sets the selected Reference as the default for the layout associated with it.</text:p>
          </table:table-cell>
        </table:table-row>
        <table:table-row table:style-name="Table5.1">
          <table:table-cell table:style-name="Table5.A2" office:value-type="string">
            <text:p text:style-name="P41">Remove Reference</text:p>
          </table:table-cell>
          <table:table-cell table:style-name="Table5.B2" office:value-type="string">
            <text:p text:style-name="P41">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9">Control</text:p>
            </table:table-cell>
            <table:table-cell table:style-name="Table9.B1" office:value-type="string">
              <text:p text:style-name="P19">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6">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9">Control</text:p>
            </table:table-cell>
            <table:table-cell table:style-name="Table10.B1" office:value-type="string">
              <text:p text:style-name="P19">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6">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6">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6">The height of the layout in pixels</text:p>
          </table:table-cell>
        </table:table-row>
        <table:table-row table:style-name="Table10.1">
          <table:table-cell table:style-name="Table10.A2" office:value-type="string">
            <text:p text:style-name="P15">Setup (button)</text:p>
          </table:table-cell>
          <table:table-cell table:style-name="Table10.B2" office:value-type="string">
            <text:p text:style-name="P31">Assists with configuring the width/height of the layout based on the desired measurement (and DPI). Uses the configured measurement unit from the application wide pdf export settings dialog.</text:p>
          </table:table-cell>
        </table:table-row>
        <text:soft-page-break/>
        <table:table-row table:style-name="Table10.1">
          <table:table-cell table:style-name="Table10.A2" office:value-type="string">
            <text:p text:style-name="P10">Draw Border</text:p>
          </table:table-cell>
          <table:table-cell table:style-name="Table10.B2" office:value-type="string">
            <text:p text:style-name="P26">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6"/>
            <text:p text:style-name="P2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6">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6">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6">Renames the selected element. </text:p>
            <text:p text:style-name="P26"><text:span text:style-name="T9">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57"/>
      <text:p text:style-name="P5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69">Description</text:p>
            </table:table-cell>
            <table:table-cell table:style-name="Table16.B1" office:value-type="string">
              <text:p text:style-name="P69">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40">Menu Item</text:p>
            </table:table-cell>
            <table:table-cell table:style-name="Table31.B1" office:value-type="string">
              <text:p text:style-name="P40">Function</text:p>
            </table:table-cell>
          </table:table-row>
        </table:table-header-rows>
        <table:table-row table:style-name="Table31.1">
          <table:table-cell table:style-name="Table31.A2" office:value-type="string">
            <text:p text:style-name="P41">Copy</text:p>
          </table:table-cell>
          <table:table-cell table:style-name="Table31.B2" office:value-type="string">
            <text:p text:style-name="P41">Copies the selected Element(s) to the clipboard.</text:p>
          </table:table-cell>
        </table:table-row>
        <table:table-row table:style-name="Table31.1">
          <table:table-cell table:style-name="Table31.A2" office:value-type="string">
            <text:p text:style-name="P41">Paste</text:p>
          </table:table-cell>
          <table:table-cell table:style-name="Table31.B2" office:value-type="string">
            <text:p text:style-name="P4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41">Paste Settings...</text:p>
          </table:table-cell>
          <table:table-cell table:style-name="Table31.B2" office:value-type="string">
            <text:p text:style-name="P41">Applies the specified settings from the Element in the clipboard to all selected Elements.</text:p>
          </table:table-cell>
        </table:table-row>
      </table:table>
      <text:h text:style-name="Heading_20_3" text:outline-level="3">Multi-Select</text:h>
      <text:p text:style-name="P5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9">Control</text:p>
            </table:table-cell>
            <table:table-cell table:style-name="Table11.B1" office:value-type="string">
              <text:p text:style-name="P19">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6">The type of element.</text:p>
          </table:table-cell>
        </table:table-row>
        <table:table-row table:style-name="Table11.1">
          <table:table-cell table:style-name="Table11.A2" office:value-type="string">
            <text:p text:style-name="P10">X</text:p>
          </table:table-cell>
          <table:table-cell table:style-name="Table11.B2" office:value-type="string">
            <text:p text:style-name="P26">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6">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6">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6">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6">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6">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6"/>
            <text:p text:style-name="P26">When working with a Graphic element type the “...” button may be used to browse to and select supported graphic files.</text:p>
            <text:p text:style-name="P26"/>
            <text:p text:style-name="P2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9">Control</text:p>
            </table:table-cell>
            <table:table-cell table:style-name="Table12.B1" office:value-type="string">
              <text:p text:style-name="P19">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6">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6">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6">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6">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6">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6">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6">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6">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6">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6">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6">The vertical alignment of the text within the element space.</text:p>
          </table:table-cell>
        </table:table-row>
      </table:table>
      <text:p text:style-name="P57">Notes: </text:p>
      <text:list xml:id="list7882966336028730769" text:style-name="L1">
        <text:list-item>
          <text:p text:style-name="P74">The text will appear to be red until the font has been set once.</text:p>
        </text:list-item>
        <text:list-item>
          <text:p text:style-name="P73"><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9">Control</text:p>
            </table:table-cell>
            <table:table-cell table:style-name="Table21.B1" office:value-type="string">
              <text:p text:style-name="P19">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6">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6">The horizontal alignment of the graphic within the element space.</text:p>
            <text:p text:style-name="P38">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6">The vertical alignment of the graphic within the element space.</text:p>
            <text:p text:style-name="P38">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6">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9">Control</text:p>
          </table:table-cell>
          <table:table-cell table:style-name="Table14.B1" office:value-type="string">
            <text:p text:style-name="P19">Function</text:p>
          </table:table-cell>
        </table:table-row>
        <table:table-row>
          <table:table-cell table:style-name="Table14.A2" office:value-type="string">
            <text:p text:style-name="P10">Color</text:p>
          </table:table-cell>
          <table:table-cell table:style-name="Table14.B2" office:value-type="string">
            <text:p text:style-name="P26">The color to render the shape with.</text:p>
          </table:table-cell>
        </table:table-row>
      </table:table>
      <text:p text:style-name="P57">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9">Control</text:p>
          </table:table-cell>
          <table:table-cell table:style-name="Table13.B1" office:value-type="string">
            <text:p text:style-name="P19">Function</text:p>
          </table:table-cell>
        </table:table-row>
        <table:table-row>
          <table:table-cell table:style-name="Table13.A2" office:value-type="string">
            <text:p text:style-name="P10">Color</text:p>
          </table:table-cell>
          <table:table-cell table:style-name="Table13.B2" office:value-type="string">
            <text:p text:style-name="P26">The color of the element border.</text:p>
          </table:table-cell>
        </table:table-row>
        <table:table-row>
          <table:table-cell table:style-name="Table13.A2" office:value-type="string">
            <text:p text:style-name="P10">Thickness</text:p>
          </table:table-cell>
          <table:table-cell table:style-name="Table13.B2" office:value-type="string">
            <text:p text:style-name="P26">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9">Control</text:p>
          </table:table-cell>
          <table:table-cell table:style-name="Table18.B1" office:value-type="string">
            <text:p text:style-name="P19">Function</text:p>
          </table:table-cell>
        </table:table-row>
        <table:table-row>
          <table:table-cell table:style-name="Table18.A2" office:value-type="string">
            <text:p text:style-name="P10">Color</text:p>
          </table:table-cell>
          <table:table-cell table:style-name="Table18.B2" office:value-type="string">
            <text:p text:style-name="P26">The color of the outline border.</text:p>
          </table:table-cell>
        </table:table-row>
        <table:table-row>
          <table:table-cell table:style-name="Table18.A2" office:value-type="string">
            <text:p text:style-name="P10">Thickness</text:p>
          </table:table-cell>
          <table:table-cell table:style-name="Table18.B2" office:value-type="string">
            <text:p text:style-name="P26">The thickness of the outline (in pixels). If this is 0 no outline is drawn.</text:p>
          </table:table-cell>
        </table:table-row>
      </table:table>
      <text:h text:style-name="Heading_20_2" text:outline-level="2">Canvas window</text:h>
      <text:p text:style-name="P5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5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57">Note: The green border on selected items will not appear if you have disabled the <text:span text:style-name="T4">Draw Element Borders</text:span> option.</text:p>
      <text:p text:style-name="P57">You can use the right mouse button to select the element under the cursor. If more than one item is under the cursor a context menu will display a list to select from.</text:p>
      <text:p text:style-name="P58"><text:soft-page-break/>You can press and hold the middle mouse button to pan around the layout. This is useful if zoomed in or any time the scroll bars are visible.</text:p>
      <text:p text:style-name="P5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67">Description</text:p>
            </table:table-cell>
            <table:table-cell table:style-name="Table17.B1" office:value-type="string">
              <text:p text:style-name="P67">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46">Toggle Mode – switch between move(normal) and rotate-only</text:p>
          </table:table-cell>
          <table:table-cell table:style-name="Table17.B2" office:value-type="string">
            <text:p text:style-name="P46">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9">Control</text:p>
          </table:table-cell>
          <table:table-cell table:style-name="Table32.B1" office:value-type="string">
            <text:p text:style-name="P19">Function</text:p>
          </table:table-cell>
        </table:table-row>
        <table:table-row>
          <table:table-cell table:style-name="Table32.A2" office:value-type="string">
            <text:p text:style-name="P10">Center Elements Horizontally</text:p>
          </table:table-cell>
          <table:table-cell table:style-name="Table32.B2" office:value-type="string">
            <text:p text:style-name="P26">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6">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6">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6">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soft-page-break/>Dividers</text:h>
      <text:p text:style-name="P66">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57">Context Menu</text:p>
      <table:table table:name="Table15" table:style-name="Table15">
        <table:table-column table:style-name="Table15.A"/>
        <table:table-column table:style-name="Table15.B"/>
        <table:table-row>
          <table:table-cell table:style-name="Table15.A1" office:value-type="string">
            <text:p text:style-name="P19">Control</text:p>
          </table:table-cell>
          <table:table-cell table:style-name="Table15.B1" office:value-type="string">
            <text:p text:style-name="P19">Function</text:p>
          </table:table-cell>
        </table:table-row>
        <table:table-row>
          <table:table-cell table:style-name="Table15.A2" office:value-type="string">
            <text:p text:style-name="P10">Copy Line to Clipboard</text:p>
          </table:table-cell>
          <table:table-cell table:style-name="Table15.B2" office:value-type="string">
            <text:p text:style-name="P26">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6">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57">CSV reference files have 4 strict content rules:</text:p>
      <text:list xml:id="list5012654480185595626" text:style-name="L2">
        <text:list-item>
          <text:p text:style-name="P75">The separator character must be a comma. Some editors may switch this on you!</text:p>
        </text:list-item>
        <text:list-item>
          <text:p text:style-name="P75">The first row must contain the column names. The columns may be named with spaces but should not use the [ or ] characters (or anything else that might confuse the parser when trying to translate references).</text:p>
        </text:list-item>
        <text:list-item>
          <text:p text:style-name="P75">The first column may be named anything, but the contents should always be the card count of the given row. (an empty entry assumes 1 instance of the given row)</text:p>
        </text:list-item>
        <text:list-item>
          <text:p text:style-name="P77"><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76">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9">Function</text:p>
            </table:table-cell>
            <table:table-cell table:style-name="Table8.B1" office:value-type="string">
              <text:p text:style-name="P19">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6">In the first column set the card count to 0.</text:p>
          </table:table-cell>
        </table:table-row>
        <text:soft-page-break/>
        <table:table-row table:style-name="Table8.1">
          <table:table-cell table:style-name="Table8.A2" office:value-type="string">
            <text:p text:style-name="P10">Specifying the layout</text:p>
          </table:table-cell>
          <table:table-cell table:style-name="Table8.B2" office:value-type="string">
            <text:p text:style-name="P2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47"/>
      <text:p text:style-name="P49">RRRGGGBBB or RRRGGGBBBAAA</text:p>
      <text:p text:style-name="P47"/>
      <text:p text:style-name="P47">Each block is a 3 digit representation of the color value for the given color. (R – Red; G – Green; B – Blue; A - Alpha)</text:p>
      <text:p text:style-name="P47"/>
      <text:p text:style-name="P47">Example: 012123167</text:p>
      <text:p text:style-name="P47"/>
      <text:p text:style-name="P47">You can also specify a color using hexadecimal values:</text:p>
      <text:p text:style-name="P47">RRGGBB or RRGGBBAA</text:p>
      <text:p text:style-name="P47"/>
      <text:p text:style-name="P47">Example: 882859</text:p>
      <text:p text:style-name="P47"/>
      <text:p text:style-name="P47">Be sure to include any leading zeroes. The type of color value you specify (hex vs. decimal) is based solely on string length: 6/8(hex)</text:p>
      <text:p text:style-name="P47"/>
      <text:p text:style-name="P47">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48"/>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89" text:outline-level="2"><text:bookmark-start text:name="__RefHeading__2151_2015678595"/>Font String Format<text:bookmark-end text:name="__RefHeading__2151_2015678595"/></text:h>
      <text:p text:style-name="P8">Fonts are formatted into strings as follows:</text:p>
      <text:p text:style-name="P51"/>
      <text:p text:style-name="P50">fontname;fontsize;bold;underline;italicized;strikeout</text:p>
      <text:p text:style-name="P51"/>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oft-page-break/><text:span text:style-name="T13">strikeout</text:span><text:span text:style-name="T12"> – 1 or 0 (on or off)</text:span></text:p>
      <text:p text:style-name="P51"/>
      <text:p text:style-name="P51"><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63">override:[element name]:[element value]</text:p>
      <text:p text:style-name="Text_20_body">Example: <text:span text:style-name="T4">override:text_field:x</text:span></text:p>
      <text:p text:style-name="P59">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Definition (Variable) Based Overrides <text:span text:style-name="T27">(Incept Translator only at this time)</text:span></text:h>
      <text:p text:style-name="P64">Overrides can also be created within the Definition field itself using the following macro:</text:p>
      <text:p text:style-name="P64">$[field:value]</text:p>
      <text:p text:style-name="P65">Example: $[y:40]</text:p>
      <text:p text:style-name="P65">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70">Fields</text:p>
            </table:table-cell>
            <table:table-cell table:style-name="Table20.B1" office:value-type="string">
              <text:p text:style-name="P70">Override string format</text:p>
            </table:table-cell>
          </table:table-row>
        </table:table-header-rows>
        <table:table-row table:style-name="Table20.1">
          <table:table-cell table:style-name="Table20.A2" office:value-type="string">
            <text:p text:style-name="P47">x</text:p>
            <text:p text:style-name="P47">y</text:p>
            <text:p text:style-name="P47">width</text:p>
            <text:p text:style-name="P47">height</text:p>
            <text:p text:style-name="P61">borderthickness<text:line-break/>opacity<text:line-break/>outlinethickness<text:line-break/>lineheight<text:line-break/>wordspace (+/-)</text:p>
          </table:table-cell>
          <table:table-cell table:style-name="Table20.B2" office:value-type="string">
            <text:p text:style-name="P47"><text:span text:style-name="T4">(int)</text:span> Integer number values. </text:p>
          </table:table-cell>
        </table:table-row>
        <table:table-row table:style-name="Table20.1">
          <table:table-cell table:style-name="Table20.A2" office:value-type="string">
            <text:p text:style-name="P62">autoscalefont<text:line-break/>enabled<text:line-break/>lockaspect<text:line-break/><text:span text:style-name="T28">keeporiginalsize<text:line-break/>justifiedtext</text:span></text:p>
          </table:table-cell>
          <table:table-cell table:style-name="Table20.B2" office:value-type="string">
            <text:p text:style-name="P48">(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61">rotation</text:p>
          </table:table-cell>
          <table:table-cell table:style-name="Table20.B2" office:value-type="string">
            <text:p text:style-name="P48">(float)<text:span text:style-name="T1"> In the case of rotation use only integer number values.</text:span></text:p>
          </table:table-cell>
        </table:table-row>
        <table:table-row table:style-name="Table20.1">
          <table:table-cell table:style-name="Table20.A2" office:value-type="string">
            <text:p text:style-name="P61">bordercolor<text:line-break/>elementcolor<text:line-break/>outlinecolor</text:p>
          </table:table-cell>
          <table:table-cell table:style-name="Table20.B2" office:value-type="string">
            <text:p text:style-name="P47"><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61">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52"/>
          </table:table-cell>
        </table:table-row>
        <table:table-row table:style-name="Table20.1">
          <table:table-cell table:style-name="Table20.A2" office:value-type="string">
            <text:p text:style-name="P61">verticalalign</text:p>
          </table:table-cell>
          <table:table-cell table:style-name="Table20.B2" office:value-type="string">
            <text:p text:style-name="P48">(int)<text:span text:style-name="T1"> Numeric value indicating the vertical alignment:</text:span></text:p>
            <text:p text:style-name="P51"/>
            <text:p text:style-name="P51"><text:span text:style-name="T25">0</text:span> – Near</text:p>
            <text:p text:style-name="P51"><text:span text:style-name="T25">1</text:span> – Center</text:p>
            <text:p text:style-name="P51"><text:span text:style-name="T25">2</text:span> – Far</text:p>
          </table:table-cell>
        </table:table-row>
        <table:table-row table:style-name="Table20.1">
          <table:table-cell table:style-name="Table20.A2" office:value-type="string">
            <text:p text:style-name="P61"/>
            <text:p text:style-name="P61">horizontalalign</text:p>
          </table:table-cell>
          <table:table-cell table:style-name="Table20.B2" office:value-type="string">
            <text:p text:style-name="P48">(int)<text:span text:style-name="T1"> Numeric value indicating the horizontal alignment:</text:span></text:p>
            <text:p text:style-name="P51"/>
            <text:p text:style-name="P51"><text:span text:style-name="T25">0</text:span> – Near</text:p>
            <text:p text:style-name="P51"><text:span text:style-name="T25">1</text:span> – Center</text:p>
            <text:p text:style-name="P51"><text:span text:style-name="T25">2</text:span> – Far</text:p>
          </table:table-cell>
        </table:table-row>
        <table:table-row table:style-name="Table20.1">
          <table:table-cell table:style-name="Table20.A2" office:value-type="string">
            <text:p text:style-name="P61">variable</text:p>
          </table:table-cell>
          <table:table-cell table:style-name="Table20.B2" office:value-type="string">
            <text:p text:style-name="P47"><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61">type</text:p>
          </table:table-cell>
          <table:table-cell table:style-name="Table20.B2" office:value-type="string">
            <text:p text:style-name="P48">(string) <text:span text:style-name="T1">One of the following strings:</text:span></text:p>
            <text:p text:style-name="P51"/>
            <text:p text:style-name="P48">Text</text:p>
            <text:p text:style-name="P48">Shape</text:p>
            <text:p text:style-name="P48">Graphic</text:p>
            <text:p text:style-name="P48">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890116361575760360" text:style-name="L3">
        <text:list-item>
          <text:p text:style-name="P78">Each define name follows the same rules as a column name in a reference file.</text:p>
        </text:list-item>
        <text:list-item>
          <text:p text:style-name="P78">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4886547156337028302" text:style-name="L4">
        <text:list-item>
          <text:p text:style-name="P79"><text:span text:style-name="T1">Reference file: </text:span><text:span text:style-name="T4">items.csv</text:span></text:p>
        </text:list-item>
        <text:list-item>
          <text:p text:style-name="P79"><text:span text:style-name="T1">Define file: </text:span><text:span text:style-name="T4">items_defines.csv</text:span></text:p>
        </text:list-item>
        <text:list-item>
          <text:p text:style-name="P80">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3433293668251807056" text:style-name="L5">
        <text:list-item>
          <text:p text:style-name="P83"><text:span text:style-name="T1">Main sheet: </text:span><text:span text:style-name="T4">items</text:span></text:p>
        </text:list-item>
        <text:list-item>
          <text:p text:style-name="P83"><text:span text:style-name="T1">Defines sheet:</text:span><text:span text:style-name="T4"> items_defines</text:span></text:p>
        </text:list-item>
        <text:list-item>
          <text:p text:style-name="P81"><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text:span></text:p>
          <text:p text:style-name="P81"><text:span text:style-name="T5">Alternative / Override</text:span><text:span text:style-name="T31">: If you don’t want to name your Spreadsheet as described above you can change the Spreadsheet to look for the </text:span><text:span text:style-name="T5">defines</text:span><text:span text:style-name="T31"> sheet in under the Layouts &gt; Project Settings… menu item in the Project window. Specify the desired sheet in </text:span><text:span text:style-name="T5">Google Project define spreadsheet override</text:span><text:span text:style-name="T31"> (case sensitive). You can enter the name manually or use the “...” button to navigate.</text:span></text:p>
        </text:list-item>
      </text:list>
      <text:h text:style-name="P91" text:outline-level="3"><text:soft-page-break/>Google Authentication Setup</text:h>
      <text:p text:style-name="P59">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399285681883157760" text:style-name="L6">
        <text:list-item>
          <text:p text:style-name="P82">Launch CardMaker and select <text:span text:style-name="T4">Tools</text:span> &gt; <text:span text:style-name="T4">Update Google Credentials... </text:span></text:p>
        </text:list-item>
        <text:list-item>
          <text:p text:style-name="P82">Either copy the Auth URL and browse to it in your preferred browser or click <text:span text:style-name="T4">Browse To URL</text:span></text:p>
        </text:list-item>
        <text:list-item>
          <text:p text:style-name="P82">Google should prompt you to allow CardMaker to access your spreadsheets and then navigate to the CardMaker site with the AccessToken field already selected. </text:p>
        </text:list-item>
        <text:list-item>
          <text:p text:style-name="P82">Copy the <text:span text:style-name="T4">AccessToken</text:span> value and return to CardMaker.</text:p>
        </text:list-item>
        <text:list-item>
          <text:p text:style-name="P82">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8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9">#if(x == then a)#</text:p>
      <text:p text:style-name="P39"><text:soft-page-break/>is the same as</text:p>
      <text:p text:style-name="P39">#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9">Function</text:p>
            </table:table-cell>
            <table:table-cell table:style-name="Table4.B1" office:value-type="string">
              <text:p text:style-name="P19">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9"><text:span text:style-name="T1">@[</text:span>columnname<text:span text:style-name="T1">]</text:span></text:p>
            <text:p text:style-name="P26"/>
            <text:p text:style-name="P19"><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6">@[<text:span text:style-name="T4">columnname</text:span>,parameter1,parameter2,(repeats...)]</text:p>
            <text:p text:style-name="P26"/>
            <text:p text:style-name="P19"><text:span text:style-name="T1">Replace </text:span>columnname<text:span text:style-name="T1"> with the desired column name or define from the referenced data source.</text:span></text:p>
            <text:p text:style-name="P26"/>
            <text:p text:style-name="P26">Replace parameter1 (etc.) with the desired input for the define. When constructing the resulting value any instances of {#} will be replaced with the given parameter. Be aware that spaces after/before the commas will be included in the parameter strings.</text:p>
            <text:p text:style-name="P26"/>
            <text:p text:style-name="P26">Example:</text:p>
            <text:p text:style-name="P26"/>
            <text:p text:style-name="P19">Defines</text:p>
            <text:p text:style-name="P53"><text:span text:style-name="T8">smallImgTag = </text:span><text:span text:style-name="T1">&lt;img={1};.90;0;3&gt;</text:span></text:p>
            <text:p text:style-name="P55">theCoin = \images\coin.png </text:p>
            <text:p text:style-name="P54">Input</text:p>
            <text:p text:style-name="P55">@[smallImgTag,@[theCoin]]</text:p>
            <text:p text:style-name="P54">Output</text:p>
            <text:p text:style-name="P55">&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6">There are some special values that are taken from the current context of the layout/card.</text:p>
            <text:p text:style-name="P26"/>
            <text:p text:style-name="P26">![deckindex] – This is the current deck index</text:p>
            <text:p text:style-name="P26">![cardindex] – This is the current card index (see Sub Counter)<text:line-break/>!<text:span text:style-name="T29">[cardcount] – The number of cards in this deck</text:span></text:p>
            <text:p text:style-name="P26">!<text:span text:style-name="T36">[elementname] – The name of the element</text:span></text:p>
          </table:table-cell>
        </table:table-row>
        <table:table-row table:style-name="Table4.1">
          <table:table-cell table:style-name="Table4.A2" office:value-type="string">
            <text:p text:style-name="P18">Substring</text:p>
          </table:table-cell>
          <table:table-cell table:style-name="Table4.B13" office:value-type="string">
            <text:p text:style-name="P36">%[string,index,count]</text:p>
            <text:p text:style-name="P36"/>
            <text:p text:style-name="P36">string – some sequence of characters</text:p>
            <text:p text:style-name="P36">index – the index to begin extracting characters from (0 based!)</text:p>
            <text:p text:style-name="P36">count – the number of characters to extracted</text:p>
            <text:p text:style-name="P36">Example: <text:bookmark-start text:name="__DdeLink__2741_1457906252"/>%[sample,4,2]<text:bookmark-end text:name="__DdeLink__2741_1457906252"/> would result in <text:span text:style-name="T4">le</text:span></text:p>
            <text:p text:style-name="P36"/>
            <text:p text:style-name="P36">This allows for a string to have a given number of characters extracted.</text:p>
          </table:table-cell>
        </table:table-row>
        <text:soft-page-break/>
        <table:table-row table:style-name="Table4.1">
          <table:table-cell table:style-name="Table4.A2" office:value-type="string">
            <text:p text:style-name="P10">Counter</text:p>
          </table:table-cell>
          <table:table-cell table:style-name="Table4.B13" office:value-type="string">
            <text:p text:style-name="P26">##x;y;z#</text:p>
            <text:p text:style-name="P26"/>
            <text:p text:style-name="P26">This will display a number based on the following properties:</text:p>
            <text:p text:style-name="P26"/>
            <text:p text:style-name="P37">x + (current card index * y) with left padded 0's numbering z</text:p>
            <text:p text:style-name="P37"/>
            <text:p text:style-name="P37">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3" office:value-type="string">
            <text:p text:style-name="P26">#sc;x;y;z#</text:p>
            <text:p text:style-name="P26"/>
            <text:p text:style-name="P26">The sub card index is the index of the card based on the number of items indicated in the count column of the reference file.</text:p>
            <text:p text:style-name="P26"/>
            <text:p text:style-name="P26">This will display a number based on the following properties:</text:p>
            <text:p text:style-name="P26"/>
            <text:p text:style-name="P37">x + (sub card index * y) with left padded 0's numbering z</text:p>
            <text:p text:style-name="P37"/>
            <text:p text:style-name="P37">Example (on sub card index 5) with #sc;1;1;5# would be <text:span text:style-name="T4">00005</text:span> </text:p>
          </table:table-cell>
        </table:table-row>
        <table:table-row table:style-name="Table4.1">
          <table:table-cell table:style-name="Table4.A2" office:value-type="string">
            <text:p text:style-name="P17">Repeat</text:p>
          </table:table-cell>
          <table:table-cell table:style-name="Table4.B13" office:value-type="string">
            <text:p text:style-name="P35">#repeat;x;y#</text:p>
            <text:p text:style-name="P35"/>
            <text:p text:style-name="P35">This will repeat the string of characters represented by y x times.</text:p>
          </table:table-cell>
        </table:table-row>
        <table:table-row table:style-name="Table4.1">
          <table:table-cell table:style-name="Table4.A2" office:value-type="string">
            <text:p text:style-name="P10">If Statement</text:p>
          </table:table-cell>
          <table:table-cell table:style-name="Table4.B13" office:value-type="string">
            <text:p text:style-name="P26">Samples:</text:p>
            <text:p text:style-name="P26">#(if x == y then a)#</text:p>
            <text:p text:style-name="P26">#(if x != y then a)#</text:p>
            <text:p text:style-name="P26">#(if x == y then a else b)#</text:p>
            <text:p text:style-name="P26">#(if x != y then a else b)#</text:p>
            <text:p text:style-name="P26"/>
            <text:p text:style-name="P26"><text:span text:style-name="T4">==</text:span> - x is equal to y (case insensitive)</text:p>
            <text:p text:style-name="P26"><text:span text:style-name="T4">!=</text:span> - x is not equal to y (case insensitive)</text:p>
            <text:p text:style-name="P26"><text:span text:style-name="T4">&gt;</text:span> - x is greater than y</text:p>
            <text:p text:style-name="P26"><text:span text:style-name="T4">&lt;</text:span> - x is less than y</text:p>
            <text:p text:style-name="P26"><text:span text:style-name="T4">&gt;=</text:span> - x is greater than or equal to</text:p>
            <text:p text:style-name="P26"><text:span text:style-name="T4">&lt;=</text:span> - x is less than or equal to</text:p>
            <text:p text:style-name="P26"/>
            <text:p text:style-name="P26">x,y,a,b – string values</text:p>
            <text:p text:style-name="P26"/>
            <text:p text:style-name="P26"><text:span text:style-name="T4">#nodraw</text:span> is supported as a result to trigger the element to not be drawn at all.</text:p>
            <text:p text:style-name="P26"/>
            <text:p text:style-name="P26">You can specify an empty string by simply entering nothing.</text:p>
            <text:p text:style-name="P26"/>
            <text:p text:style-name="P26">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3" office:value-type="string">
            <text:p text:style-name="P26">You can use the if statement with groups. The x and y values listed above can be formatted as:</text:p>
            <text:p text:style-name="P26"/>
            <text:p text:style-name="P26">[val1;val2;val3]</text:p>
            <text:p text:style-name="P26"/>
            <text:p text:style-name="P26">Allowing multiple items to be compared to multiple other items. The x set of strings is sought in the y set. The comparison is successful if all of the items in x exist in y. (the y set is not checked for existing in x)</text:p>
            <text:p text:style-name="P26"/>
            <text:p text:style-name="P26">NOTE: This does not apply to numeric comparisons. Only <text:span text:style-name="T4">==</text:span> and <text:span text:style-name="T4">!=</text:span> are supported.</text:p>
            <text:p text:style-name="P26"/>
            <text:p text:style-name="P26">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6">#(switch;key;keytocheck1;value1&lt;repeat&gt;)#</text:p>
            <text:p text:style-name="P26"/>
            <text:p text:style-name="P26">key – The value to check the others for.</text:p>
            <text:p text:style-name="P26">keytocheck1 – A comparison string</text:p>
            <text:p text:style-name="P26">value1 – A value string (this will be the overall result if key matches keytoccheck1)</text:p>
            <text:p text:style-name="P26"/>
            <text:p text:style-name="P26">;keytoccheck1;value1 can be repeated multiple times with varying strings. There should always be a key and a value. (an empty string is valid)</text:p>
            <text:p text:style-name="P26"/>
            <text:p text:style-name="P26">If the keytocheckis <text:span text:style-name="T4">#default</text:span> the value will be the default if no other keys match. (example: <text:span text:style-name="T16">#(switch;15;10;Y;#default;Z)#</text:span> – would default to Z because “15” is not the same string as “10”)</text:p>
            <text:p text:style-name="P26"/>
            <text:p text:style-name="P26"><text:span text:style-name="T4">#nodraw</text:span> is supported as a result to trigger the element to not be drawn at all.</text:p>
          </table:table-cell>
        </table:table-row>
        <table:table-row table:style-name="Table4.1">
          <table:table-cell table:style-name="Table4.A2" office:value-type="string">
            <text:p text:style-name="P16">Random Number</text:p>
          </table:table-cell>
          <table:table-cell table:style-name="Table4.B12" office:value-type="string">
            <text:p text:style-name="P32">#rand<text:span text:style-name="T34">om</text:span>;min;max#</text:p>
            <text:p text:style-name="P32"/>
            <text:p text:style-name="P32">min – minimum value (inclusive)</text:p>
            <text:p text:style-name="P33">max – maximum value (inclusive)</text:p>
            <text:p text:style-name="P34">This operates with positive/negative integers only.</text:p>
          </table:table-cell>
        </table:table-row>
        <table:table-row table:style-name="Table4.1">
          <table:table-cell table:style-name="Table4.A2" office:value-type="string">
            <text:p text:style-name="P10">Greater than character</text:p>
          </table:table-cell>
          <table:table-cell table:style-name="Table4.B13" office:value-type="string">
            <text:p text:style-name="P19">&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4" office:value-type="string">
            <text:p text:style-name="P19">&amp;lt; <text:span text:style-name="T1">This is critical for anyone needing to use the &lt; character in a value used by an if statement.</text:span></text:p>
          </table:table-cell>
        </table:table-row>
      </table:table>
      <text:h text:style-name="Heading_20_2" text:outline-level="2"><text:soft-page-break/></text:h>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9">Function</text:p>
          </table:table-cell>
          <table:table-cell table:style-name="Table2.B1" office:value-type="string">
            <text:p text:style-name="P19">Definition Details</text:p>
          </table:table-cell>
        </table:table-row>
        <table:table-row>
          <table:table-cell table:style-name="Table2.A2" office:value-type="string">
            <text:p text:style-name="P10">Referencing an Image</text:p>
          </table:table-cell>
          <table:table-cell table:style-name="Table2.B2" office:value-type="string">
            <text:p text:style-name="P26">The path to the file should be specified. The path may also be relative to the project file. </text:p>
            <text:p text:style-name="P26"/>
            <text:p text:style-name="P26">Supported Image Types: <text:span text:style-name="T6">BMP, GIF, EXIG, JPG, PNG, TIFF, and PSD.</text:span> PSD file support is rudimentary. 8 bit per channel PSD images should be functional. (RGBA) </text:p>
            <text:p text:style-name="P26"/>
            <text:p text:style-name="P19"><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9">#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6"/>
            <text:p text:style-name="P2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9">Function</text:p>
            </table:table-cell>
            <table:table-cell table:style-name="Table1.B1" office:value-type="string">
              <text:p text:style-name="P19">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9">\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9">\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9">Function</text:p>
            </table:table-cell>
            <table:table-cell table:style-name="Table26.A1" office:value-type="string">
              <text:p text:style-name="P19">Requires Closing Tag</text:p>
            </table:table-cell>
            <table:table-cell table:style-name="Table26.C1" office:value-type="string">
              <text:p text:style-name="P19">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6">Y</text:p>
          </table:table-cell>
          <table:table-cell table:style-name="Table26.C2" office:value-type="string">
            <text:p text:style-name="P19">&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6">Y</text:p>
          </table:table-cell>
          <table:table-cell table:style-name="Table26.C2" office:value-type="string">
            <text:p text:style-name="P19">&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6">Y</text:p>
          </table:table-cell>
          <table:table-cell table:style-name="Table26.C2" office:value-type="string">
            <text:p text:style-name="P19">&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6">N</text:p>
          </table:table-cell>
          <table:table-cell table:style-name="Table26.C2" office:value-type="string">
            <text:p text:style-name="P19">&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26">N</text:p>
          </table:table-cell>
          <table:table-cell table:style-name="Table26.C2" office:value-type="string">
            <text:p text:style-name="P19">&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6">N</text:p>
          </table:table-cell>
          <table:table-cell table:style-name="Table26.C2" office:value-type="string">
            <text:p text:style-name="P19">&lt;push=#;#&gt;<text:span text:style-name="T1"> - (x;y) The amount to push the current x/y values. </text:span></text:p>
            <text:p text:style-name="P19">&lt;push=#&gt;<text:span text:style-name="T1"> - (x) The amount to push the current x value.</text:span></text:p>
            <text:p text:style-name="P26">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6">Y</text:p>
          </table:table-cell>
          <table:table-cell table:style-name="Table26.C2" office:value-type="string">
            <text:p text:style-name="P20">&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9">&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6">N</text:p>
          </table:table-cell>
          <table:table-cell table:style-name="Table26.C2" office:value-type="string">
            <text:p text:style-name="P19">&lt;bgi=[filename]&gt; </text:p>
            <text:p text:style-name="P26"/>
            <text:p text:style-name="P19"><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8947275045775728301" text:style-name="L7">
              <text:list-item>
                <text:p text:style-name="P85">x offset</text:p>
              </text:list-item>
              <text:list-item>
                <text:p text:style-name="P85">y offset</text:p>
              </text:list-item>
              <text:list-item>
                <text:p text:style-name="P85">width</text:p>
              </text:list-item>
              <text:list-item>
                <text:p text:style-name="P85">height</text:p>
              </text:list-item>
            </text:list>
          </table:table-cell>
        </table:table-row>
        <text:soft-page-break/>
        <table:table-row table:style-name="Table26.1">
          <table:table-cell table:style-name="Table26.A2" office:value-type="string">
            <text:p text:style-name="P10">Image</text:p>
          </table:table-cell>
          <table:table-cell table:style-name="Table26.A2" office:value-type="string">
            <text:p text:style-name="P26">N</text:p>
          </table:table-cell>
          <table:table-cell table:style-name="Table26.C2" office:value-type="string">
            <text:p text:style-name="P19">&lt;img=[filename]&gt;</text:p>
            <text:p text:style-name="P19"><text:span text:style-name="T1">OR </text:span>&lt;img=[filename];[percent]&gt;</text:p>
            <text:p text:style-name="P19"><text:span text:style-name="T1">OR </text:span>&lt;img=[filename];[xoffset];[yoffset]&gt;</text:p>
            <text:p text:style-name="P19"><text:span text:style-name="T1">OR </text:span>&lt;img=[filename];[percent];[xoffset];[yoffset]&gt;</text:p>
            <text:p text:style-name="P26">OR <text:span text:style-name="T4">&lt;img=[filename];[xoffset];[yoffset];[width];[height]&gt;</text:span></text:p>
            <text:p text:style-name="P19"/>
            <text:list xml:id="list1675166920667756357" text:style-name="L8">
              <text:list-item>
                <text:p text:style-name="P86">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86">xoffset – The x draw offset</text:p>
              </text:list-item>
              <text:list-item>
                <text:p text:style-name="P86">yoffset – The y draw offset</text:p>
              </text:list-item>
              <text:list-item>
                <text:p text:style-name="P86">width – The width to draw</text:p>
              </text:list-item>
              <text:list-item>
                <text:p text:style-name="P86">height – The height to draw</text:p>
              </text:list-item>
            </text:list>
            <text:p text:style-name="P26"/>
            <text:p text:style-name="P26">This will render an image and consume horizontal space like text does. If an image is too wide it will be shrunk horizontally to fit.</text:p>
            <text:p text:style-name="P26"/>
          </table:table-cell>
        </table:table-row>
        <table:table-row table:style-name="Table26.1">
          <table:table-cell table:style-name="Table26.A2" office:value-type="string">
            <text:p text:style-name="P10">Font Size</text:p>
          </table:table-cell>
          <table:table-cell table:style-name="Table26.A2" office:value-type="string">
            <text:p text:style-name="P26">Y</text:p>
          </table:table-cell>
          <table:table-cell table:style-name="Table26.C2" office:value-type="string">
            <text:p text:style-name="P19">&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6">Y</text:p>
          </table:table-cell>
          <table:table-cell table:style-name="Table26.C2" office:value-type="string">
            <text:p text:style-name="P19">&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Font</text:p>
          </table:table-cell>
          <table:table-cell table:style-name="Table26.A2" office:value-type="string">
            <text:p text:style-name="P26">Y</text:p>
          </table:table-cell>
          <table:table-cell table:style-name="Table26.C2" office:value-type="string">
            <text:p text:style-name="P19">&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0">Y Draw Offset</text:p>
          </table:table-cell>
          <table:table-cell table:style-name="Table26.A2" office:value-type="string">
            <text:p text:style-name="P26">Y</text:p>
          </table:table-cell>
          <table:table-cell table:style-name="Table26.C2" office:value-type="string">
            <text:p text:style-name="P19">&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6">Y</text:p>
          </table:table-cell>
          <table:table-cell table:style-name="Table26.C1" office:value-type="string">
            <text:p text:style-name="P19">&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9">N</text:p>
          </table:table-cell>
          <table:table-cell table:style-name="Table26.C2" office:value-type="string">
            <text:p text:style-name="P24">&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5">&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30">Y</text:p>
          </table:table-cell>
          <table:table-cell table:style-name="Table26.C2" office:value-type="string">
            <text:p text:style-name="P23">&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30">Y</text:p>
          </table:table-cell>
          <table:table-cell table:style-name="Table26.C2" office:value-type="string">
            <text:p text:style-name="P23">&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3">Align Right</text:p>
          </table:table-cell>
          <table:table-cell table:style-name="Table26.A2" office:value-type="string">
            <text:p text:style-name="P30">Y</text:p>
          </table:table-cell>
          <table:table-cell table:style-name="Table26.C2" office:value-type="string">
            <text:p text:style-name="P23">&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7">Y</text:p>
          </table:table-cell>
          <table:table-cell table:style-name="Table26.C2" office:value-type="string">
            <text:p text:style-name="P21">&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6">N</text:p>
          </table:table-cell>
          <table:table-cell table:style-name="Table26.C2" office:value-type="string">
            <text:p text:style-name="P19">&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6">N</text:p>
          </table:table-cell>
          <table:table-cell table:style-name="Table26.C2" office:value-type="string">
            <text:p text:style-name="P19">&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8">N/A</text:p>
          </table:table-cell>
          <table:table-cell table:style-name="Table26.C2" office:value-type="string">
            <text:p text:style-name="P28">The ‘\’ character can be used to indicate to ignore any special meaning of the following character. Examples:</text:p>
            <text:p text:style-name="P22">\&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68">Value</text:p>
            </table:table-cell>
            <table:table-cell table:style-name="Table19.B1" office:value-type="string">
              <text:p text:style-name="P68">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9">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9">[EdgeSize]</text:p>
            <text:p text:style-name="P26"/>
            <text:p text:style-name="P26">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9">[AllowPartialGrid];[GridWidth];[GridHeight]</text:p>
            <text:p text:style-name="P19"/>
            <text:p text:style-name="P26">AllowPartialGrid – Allows the grid to draw in an incomplete form on the right and bottom</text:p>
            <text:p text:style-name="P26">GridWidth – The width of a single rectangle in the grid.</text:p>
            <text:p text:style-name="P26">GridHeight – The height of a single rectangle in the grid.</text:p>
          </table:table-cell>
        </table:table-row>
        <text:soft-page-break/>
        <table:table-row table:style-name="Table3.1">
          <table:table-cell table:style-name="Table3.A2" office:value-type="string">
            <text:p text:style-name="P10">triangle</text:p>
          </table:table-cell>
          <table:table-cell table:style-name="Table3.B2" office:value-type="string">
            <text:p text:style-name="P19">[Corner]</text:p>
            <text:p text:style-name="P19"/>
            <text:p text:style-name="P26">Corner – The corner to draw the triangle from. 0 is upper left, 1 is upper right, 2 lower right, and 3 is lower left (default is 0)</text:p>
          </table:table-cell>
        </table:table-row>
      </table:table>
      <text:h text:style-name="Heading_20_3" text:outline-level="3">Grid Note</text:h>
      <text:list xml:id="list6969951455274664243" text:style-name="L9">
        <text:list-item>
          <text:p text:style-name="P8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3064869506682559951" text:style-name="L10">
        <text:list-item>
          <text:p text:style-name="P71">Card Values (![x])</text:p>
        </text:list-item>
        <text:list-item>
          <text:p text:style-name="P71">Data Source References (@[x]) <text:span text:style-name="T37">&amp; Substring (%[x,y,z]) (starting with right most first)</text:span></text:p>
        </text:list-item>
        <text:list-item>
          <text:p text:style-name="P71">If/Switch <text:span text:style-name="T19">(starting with the right most first)</text:span></text:p>
        </text:list-item>
        <text:list-item>
          <text:p text:style-name="P71">Text translations (Note: These only apply to Text elements)</text:p>
        </text:list-item>
        <text:list-item>
          <text:p text:style-name="P72">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59">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59">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59">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60">Log Incept Translation</text:p>
          </table:table-cell>
          <table:table-cell table:style-name="Table29.B2" office:value-type="string">
            <text:p text:style-name="P56">If enabled, all translations performed with the Incept translator are logged (useful for debugging issues).</text:p>
          </table:table-cell>
        </table:table-row>
      </table:table>
      <text:h text:style-name="Heading_20_2" text:outline-level="2"><text:soft-page-break/>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59">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59">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59">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59">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59">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59">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59">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59">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6" meta:paragraph-count="821" meta:word-count="7097" meta:character-count="42059" meta:non-whitespace-character-count="35719"/>
  </office:meta>
</office:document-meta>
</file>